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weight="bold" officeooo:rsid="00131f2c" officeooo:paragraph-rsid="00131f2c" style:font-weight-asian="bold" style:font-weight-complex="bold"/>
    </style:style>
    <style:style style:name="P2" style:family="paragraph" style:parent-style-name="Standard">
      <style:paragraph-properties fo:line-height="150%" fo:text-align="center" style:justify-single-word="false"/>
      <style:text-properties fo:font-weight="bold" officeooo:rsid="00131f2c" officeooo:paragraph-rsid="00131f2c" style:font-weight-asian="bold" style:font-weight-complex="bold"/>
    </style:style>
    <style:style style:name="P3" style:family="paragraph" style:parent-style-name="Standard">
      <style:paragraph-properties fo:line-height="150%" fo:text-align="justify" style:justify-single-word="false"/>
      <style:text-properties fo:font-weight="bold" officeooo:rsid="00147c93" officeooo:paragraph-rsid="00147c93" style:font-weight-asian="bold" style:font-weight-complex="bold"/>
    </style:style>
    <style:style style:name="P4" style:family="paragraph" style:parent-style-name="Standard">
      <style:paragraph-properties fo:line-height="150%" fo:text-align="justify" style:justify-single-word="false"/>
      <style:text-properties fo:font-weight="bold" officeooo:rsid="0018330a" officeooo:paragraph-rsid="0018330a" style:font-weight-asian="bold" style:font-weight-complex="bold"/>
    </style:style>
    <style:style style:name="P5" style:family="paragraph" style:parent-style-name="Standard">
      <style:paragraph-properties fo:line-height="150%" fo:text-align="justify" style:justify-single-word="false"/>
      <style:text-properties officeooo:paragraph-rsid="00131f2c"/>
    </style:style>
    <style:style style:name="P6" style:family="paragraph" style:parent-style-name="Standard">
      <style:paragraph-properties fo:line-height="150%" fo:text-align="justify" style:justify-single-word="false"/>
      <style:text-properties officeooo:paragraph-rsid="0018330a"/>
    </style:style>
    <style:style style:name="P7" style:family="paragraph" style:parent-style-name="Standard">
      <style:paragraph-properties fo:line-height="150%" fo:text-align="justify" style:justify-single-word="false"/>
      <style:text-properties officeooo:paragraph-rsid="0018a128"/>
    </style:style>
    <style:style style:name="P8" style:family="paragraph" style:parent-style-name="Standard">
      <style:paragraph-properties fo:line-height="150%" fo:text-align="justify" style:justify-single-word="false"/>
      <style:text-properties officeooo:rsid="0018a128" officeooo:paragraph-rsid="0018a128"/>
    </style:style>
    <style:style style:name="P9" style:family="paragraph" style:parent-style-name="Standard">
      <style:paragraph-properties fo:line-height="150%" fo:text-align="justify" style:justify-single-word="false"/>
      <style:text-properties fo:font-weight="normal" officeooo:rsid="00131f2c" officeooo:paragraph-rsid="00131f2c" style:font-weight-asian="normal" style:font-weight-complex="normal"/>
    </style:style>
    <style:style style:name="P10" style:family="paragraph" style:parent-style-name="Standard">
      <style:paragraph-properties fo:line-height="150%" fo:text-align="justify" style:justify-single-word="false"/>
      <style:text-properties fo:font-weight="normal" officeooo:rsid="00147c93" officeooo:paragraph-rsid="00131f2c" style:font-weight-asian="normal" style:font-weight-complex="normal"/>
    </style:style>
    <style:style style:name="P11" style:family="paragraph" style:parent-style-name="Standard">
      <style:paragraph-properties fo:line-height="150%" fo:text-align="justify" style:justify-single-word="false"/>
      <style:text-properties fo:font-weight="normal" officeooo:rsid="00168d19" officeooo:paragraph-rsid="00147c93" style:font-weight-asian="normal" style:font-weight-complex="normal"/>
    </style:style>
    <style:style style:name="T1" style:family="text">
      <style:text-properties fo:font-weight="normal" officeooo:rsid="00131f2c" style:font-weight-asian="normal" style:font-weight-complex="normal"/>
    </style:style>
    <style:style style:name="T2" style:family="text">
      <style:text-properties fo:font-weight="normal" officeooo:rsid="0013dbcd" style:font-weight-asian="normal" style:font-weight-complex="normal"/>
    </style:style>
    <style:style style:name="T3" style:family="text">
      <style:text-properties fo:font-weight="normal" officeooo:rsid="00147c93" style:font-weight-asian="normal" style:font-weight-complex="normal"/>
    </style:style>
    <style:style style:name="T4" style:family="text">
      <style:text-properties fo:font-weight="normal" officeooo:rsid="00149203" style:font-weight-asian="normal" style:font-weight-complex="normal"/>
    </style:style>
    <style:style style:name="T5" style:family="text">
      <style:text-properties fo:font-weight="normal" officeooo:rsid="00156305" style:font-weight-asian="normal" style:font-weight-complex="normal"/>
    </style:style>
    <style:style style:name="T6" style:family="text">
      <style:text-properties fo:font-weight="normal" officeooo:rsid="00168d19" style:font-weight-asian="normal" style:font-weight-complex="normal"/>
    </style:style>
    <style:style style:name="T7" style:family="text">
      <style:text-properties fo:font-weight="normal" officeooo:rsid="0018330a" style:font-weight-asian="normal" style:font-weight-complex="normal"/>
    </style:style>
    <style:style style:name="T8" style:family="text">
      <style:text-properties fo:font-weight="normal" officeooo:rsid="0018a128" style:font-weight-asian="normal" style:font-weight-complex="normal"/>
    </style:style>
    <style:style style:name="T9" style:family="text">
      <style:text-properties fo:font-weight="normal" officeooo:rsid="001c44c0" style:font-weight-asian="normal" style:font-weight-complex="normal"/>
    </style:style>
    <style:style style:name="T10" style:family="text">
      <style:text-properties officeooo:rsid="00149203"/>
    </style:style>
    <style:style style:name="T11" style:family="text">
      <style:text-properties fo:font-style="italic"/>
    </style:style>
    <style:style style:name="T12" style:family="text">
      <style:text-properties officeooo:rsid="0018a12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puesta docking PPI</text:p>
      <text:p text:style-name="P1">Objetivo</text:p>
      <text:p text:style-name="P5"><text:span text:style-name="T1">- Analizar PPIs entre los efectores bacterianos y sus blancos en las rutas metabólicas </text:span><text:span text:style-name="T2">más afectadas</text:span><text:span text:style-name="T1"> d</text:span><text:span text:style-name="T2">e</text:span><text:span text:style-name="T1"> yuca con el objetivo de identificar la presencia de dominios proteicos usuales y determinar su mecanismo de interacción con sus blancos. </text:span></text:p>
      <text:p text:style-name="P9"/>
      <text:p text:style-name="P1">Justificación</text:p>
      <text:p text:style-name="P5"><text:span text:style-name="T1">- E</text:span><text:span text:style-name="T3">l estudio de la relación patógeno hospedero implica, con la disponibilidad de herramientas computacionales modernas, un nivel de especificidad alto. En el caso de la interacción proteína proteína, entre efectores bacterianos y blancos proteicos del hospedero, hallar los mecanismos de interacción usuales a nivel molecular y atómico permite una comprensión integral de los mecanismos de patogenicidad. Esta información puede ser utilizada a nivel práctico para el diseño inteligente de fármacos que permitan el control de la enfermedad o la modificación genética de los blancos proteicos. Esto, con el objetivo de generar cultivos resistentes a enfermedades que permitan un mejor aprovechamiento de los recursos para las comunidades humanas.</text:span></text:p>
      <text:p text:style-name="P10"/>
      <text:p text:style-name="P3">Formulación <text:span text:style-name="T10">y metodología</text:span></text:p>
      <text:p text:style-name="P7"><text:span text:style-name="T3">- Posterior a la identificación de las rutas metabólicas más afectadas entre todos los efectores bacterianos </text:span><text:span text:style-name="T4">desde la construcción de las redes correspondientes por medio de Cytoscape, se pretende la identificación de las PPIs más relevantes a nivel biológico que, además, representen la intersección entre los diferentes efectores bacterianos. Esto, hipotetizando que se encontrarán dominios proteicos comunes entre los efectores y diversos blancos de las rutas más afectadas </text:span><text:span text:style-name="T8">(</text:span><text:span text:style-name="T4">Mesarich, </text:span><text:span text:style-name="T8">2015)</text:span><text:span text:style-name="T4">. Claramente, estos dominios serían posibles blancos para tratamientros dirigidos a futuro. El discernimiento de las PPIs a analizar requiere análisis de los investigadores involucrados en el proyecto. <text:s/>Posterior a esta fase, se extraerán las secuencias FASTA de los efectoresd y sus ligandos. Esta información es la entrada de la herramienta principal utilizada para este proyecto: el servidor HDOCK </text:span><text:span text:style-name="T8">(Yan, 2020)</text:span><text:span text:style-name="T4">. </text:span><text:span text:style-name="T5">Este programa en línea permite generar modelos de complementariedad molecular a partir de las secuencias aminoacídicas por medio de estrategias híbridas. En resumen, sus algoritmos buscan modelos homólogos de interacción en la base de datos PDB por medio de identidad de las secuencias </text:span><text:span text:style-name="T8">(Yan, 2020)</text:span><text:span text:style-name="T5">. Cabe mencionar que estos modelos suelen estar validados experimentalmente </text:span><text:span text:style-name="T8">(Yan, 2020)</text:span><text:span text:style-name="T5">. P</text:span><text:span text:style-name="T8">or otro lado</text:span><text:span text:style-name="T5">, genera modelos nuevos a partir de ensayos simulados que priorizan la menor energía de interacción monómero a monómero </text:span><text:span text:style-name="T8">(Yan, 2020)</text:span><text:span text:style-name="T5">. </text:span><text:span text:style-name="T6">El usuario obtiene como salida estos modelos, los cuales se pueden analizar a profundidad posteriormente </text:span><text:span text:style-name="T8">(Yan, 2020)</text:span><text:span text:style-name="T6">. </text:span><text:soft-page-break/><text:span text:style-name="T6">Además de esto, el programa le da preferencia a aquellos resultados de mayor confianza estadística </text:span><text:span text:style-name="T8">(Yan, 2020)</text:span><text:span text:style-name="T6">. Con estos resultados, se analizará qué tipo de interacciones se dan en los dominios comunes, de existir estos, y se analizarán a nivel biológico. </text:span><text:span text:style-name="T7">Si se identifican muchos PPIs, se creará un script para automatizar el proceso por medio de </text:span><text:span text:style-name="T9">J</text:span><text:span text:style-name="T7">ava</text:span><text:span text:style-name="T9">S</text:span><text:span text:style-name="T7">cript, dado que la herramienta no tiene esta opción, pero su front end está desarrollado en formato web.</text:span></text:p>
      <text:p text:style-name="P11"/>
      <text:p text:style-name="P4">Referencias</text:p>
      <text:p text:style-name="P6"><text:span text:style-name="T7">1. </text:span>Yan, Y., Tao, H., He, J., &amp; Huang, S. Y. (2020). The HDOCK server for integrated protein–protein docking. <text:span text:style-name="T11">Nature protocols</text:span>, <text:span text:style-name="T11">15</text:span>(5), 1829-1852.</text:p>
      <text:p text:style-name="P7"><text:span text:style-name="T12">2. </text:span>Mesarich, C. H., Bowen, J. K., Hamiaux, C., &amp; Templeton, M. D. (2015). Repeat-containing protein effectors of plant-associated organisms. <text:span text:style-name="T11">Frontiers in Plant Science</text:span>, <text:span text:style-name="T11">6</text:span>, 872.</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3T15:43:49.301014449</meta:creation-date>
    <dc:date>2020-07-23T16:56:45.928845443</dc:date>
    <meta:editing-duration>PT9M25S</meta:editing-duration>
    <meta:editing-cycles>3</meta:editing-cycles>
    <meta:generator>LibreOffice/6.3.6.2$Linux_X86_64 LibreOffice_project/30$Build-2</meta:generator>
    <meta:document-statistic meta:table-count="0" meta:image-count="0" meta:object-count="0" meta:page-count="2" meta:paragraph-count="10" meta:word-count="506" meta:character-count="3399" meta:non-whitespace-character-count="2902"/>
  </office:meta>
</office:document-meta>
</file>